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随笔(3)---runlevel</text:p>
      <text:p text:style-name="P3">一、目的</text:p>
      <text:p text:style-name="P2"><text:tab/>linux系统有运行级别的概念，不同的运行级别就是不同服务的组合，从而完成不同的系统用途。例如，运行级别3会启动httpd，系统提供web server服务；运行级别1会关闭网络服务，系统仅提供基本的使用环境。通过运行级别，用户就可以灵活的控制系统提供的各种服务组合。</text:p>
      <text:p text:style-name="P2"><text:tab/>本文将介绍linux系统下不同运行级别的差异及使用方法。本文将选取ubuntu12.04发行版做为描述基础。</text:p>
      <text:p text:style-name="P2"/>
      <text:p text:style-name="P3">二、runlevel命令</text:p>
      <text:p text:style-name="P2"><text:tab/>使用runlevel命令可以显示前次和当前的运行级别，中间使用空格符隔开，如果没有前次运行级别则显示N。例如，系统默认运行级别是2，且用户没有切换过运行级别，那么运行runlevel命令后，系统显示为N 2。如果当前运行级别为2，用户使用init 3切换到运行级别3，那么runlevel命令显示为2 3。</text:p>
      <text:p text:style-name="P2"><text:tab/>使用init N命令可以切换系统的运行级别N，N的范围是0-6。</text:p>
      <text:p text:style-name="P2"><text:tab/></text:p>
      <text:p text:style-name="P3">三、运行级别</text:p>
      <text:p text:style-name="P4"><text:span text:style-name="T1"><text:tab/>linux有0-6个级别，其中各个级别的含义如下：</text:span></text:p>
      <text:p text:style-name="P4"><text:span text:style-name="T1"><text:tab/>0：关机。该运行级别用于系统管理员迅速关机。不能为默认的运行级别。</text:span></text:p>
      <text:p text:style-name="P4"><text:span text:style-name="T1"><text:tab/>1：单用户模式，也称为维护模式。该运行级别下网络接口、文件共享等服务不能使用。</text:span></text:p>
      <text:p text:style-name="P4"><text:span text:style-name="T1"><text:tab/>2：多用户模式。这是debian系统的默认运行级别，字符界面。</text:span></text:p>
      <text:p text:style-name="P4"><text:span text:style-name="T1"><text:tab/>3：多用户模式。这是red hat系统的默认运行级别，字符界面。</text:span></text:p>
      <text:p text:style-name="P4"><text:span text:style-name="T1"><text:tab/>4：一般不使用该运行级别。</text:span></text:p>
      <text:p text:style-name="P4"><text:span text:style-name="T1"><text:tab/>5：多用户模式。提供GUI界面。。</text:span></text:p>
      <text:p text:style-name="P4"><text:span text:style-name="T1"><text:tab/>6：重启。该运行级别用于系统管理员重启系统。不能为默认的运行级别。</text:span></text:p>
      <text:p text:style-name="P4"><text:span text:style-name="T1"><text:tab/>简单来看，0是关机；6是重启；1是维护模式，提供有限的功能；2是字符界面的debian系统；3是字符界面的red hat系统；4不常用；5是GUI界面的系统。</text:span></text:p>
      <text:p text:style-name="P4"><text:span text:style-name="T1"><text:tab/>ubuntu系统下，运行级别2-5提供的服务是一样的，即2-5级别没有差别，所以ubuntu系统下0表示关机，1表示维护模式，2-5表示GUI界面的系统，6表示重启系统。</text:span></text:p>
      <text:p text:style-name="P2"/>
      <text:p text:style-name="P3">四、rcN.d目录和init.d目录</text:p>
      <text:p text:style-name="P4"><text:span text:style-name="T1"><text:tab/>每个运行级别在/etc下都对应一个rcN.d目录，N的范围是0-6。系统启动时，根据默认的运行级别执行相应rcN.d目录下的服务。为了管理方便，该目录下所有的服务实际是软链接到/etc/init.d目录下相应的脚本文件。由init.d目录下的脚本文件完成服务的启动和关闭功能。</text:span></text:p>
      <text:p text:style-name="P4"><text:span text:style-name="T1"><text:tab/>rcN.d目录下文件的格式为：[SK]NNname。S表示启动该服务，K表示关闭该服务；NN表示启动顺序号，最小的数字最先被启动，最大的数字最后被启动。name表示服务名称。</text:span></text:p>
      <text:p text:style-name="P2"/>
      <text:p text:style-name="P3">五、设置默认运行级别</text:p>
      <text:p text:style-name="P4"><text:span text:style-name="T1"><text:tab/>可以在/etc/inittab文件中设置系统默认的运行级别，格式为id:N:initdefault:。例如，设置系统默认运行级别为2，则inittab文件内容为：id:2:initdefault:。</text:span></text:p>
      <text:p text:style-name="P4"><text:span text:style-name="T1"><text:tab/>ubuntu系统默认没有/etc/inittab文件，在/etc/init/rc-sysinit.conf文件中指定了默认运行级别。用户可以自己创建/etc/inittab文件，并设置默认运行级别，这样系统优先使用/etc/inittab中指定的默认运行级别。</text:span></text:p>
      <text:p text:style-name="P2"/>
      <text:p text:style-name="P3">六、总结</text:p>
      <text:p text:style-name="P4"><text:tab/><text:span text:style-name="T1">linux系统为了提供不同的服务组合，引入了运行级别的概念。系统在启动时，根据默认运行级别配置系统的服务组合。合理掌握不同运行级别之间的差异，有利于用户更好的使用系统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3-02T14:53:43</dc:date>
    <meta:editing-duration>PT17H23M33S</meta:editing-duration>
    <meta:editing-cycles>483</meta:editing-cycles>
    <meta:document-statistic meta:table-count="0" meta:image-count="0" meta:object-count="0" meta:page-count="1" meta:paragraph-count="27" meta:word-count="57" meta:character-count="1393" meta:non-whitespace-character-count="1396"/>
  </office:meta>
</office:document-meta>
</file>